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_list" table:style-name="ta1">
        <table:table-column table:style-name="co1" table:number-columns-repeated="4" table:default-cell-style-name="Default"/>
        <table:table-row table:style-name="ro1">
          <table:table-cell table:style-name="ce20" office:value-type="string" calcext:value-type="string">
            <text:p>Document Title</text:p>
          </table:table-cell>
          <table:table-cell table:style-name="ce20" office:value-type="string" calcext:value-type="string">
            <text:p>Authors</text:p>
          </table:table-cell>
          <table:table-cell table:style-name="ce20" office:value-type="string" calcext:value-type="string">
            <text:p>Publication Title</text:p>
          </table:table-cell>
          <table:table-cell table:style-name="ce20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An empirical study of software architectures' effect on product quality</text:p>
          </table:table-cell>
          <table:table-cell office:value-type="string" calcext:value-type="string">
            <text:p>Hansen K.M., Jonasson K., Neukirchen H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valuation and classifying software architecture styles due to quality attributes</text:p>
          </table:table-cell>
          <table:table-cell office:value-type="string" calcext:value-type="string">
            <text:p>Eftekhari N., Rad M.P., Alinejad-Rokny H.</text:p>
          </table:table-cell>
          <table:table-cell office:value-type="string" calcext:value-type="string">
            <text:p>Australian Journal of Basic and Applied Scienc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CME+: An ADL for Quantitative Analysis of Quality Attribute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easuring the impact of changes to the complexity and coupling properties of automotive software systems</text:p>
          </table:table-cell>
          <table:table-cell office:value-type="string" calcext:value-type="string">
            <text:p>Durisic, Darko; Nilsson, Martin; Staron, Miroslaw; Hansson, Jörge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eliability Analysis of Software Architecture Evolution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3 Sixth Latin-American Symposium on Dependable Comput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DAM: External Dependency-Driven Architecture Discovery and Analysis of Quality Attributes</text:p>
          </table:table-cell>
          <table:table-cell office:value-type="string" calcext:value-type="string">
            <text:p>Ganesan, Dharmalingam; Lindvall, Mikael</text:p>
          </table:table-cell>
          <table:table-cell office:value-type="string" calcext:value-type="string">
            <text:p>ACM Trans. Softw. Eng. Methodol.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4 9th International Conference on Software Paradigm Trends (ICSOFT-PT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lexibility in Ecosystem Architectures</text:p>
          </table:table-cell>
          <table:table-cell office:value-type="string" calcext:value-type="string">
            <text:p>da Silva Amorim, Simone; McGregor, John D.; de Almeida, Eduardo Santana; von Flach G. Chavez, Christina</text:p>
          </table:table-cell>
          <table:table-cell office:value-type="string" calcext:value-type="string">
            <text:p>Proceedings of the 2014 European Conference on Software Architecture Workshop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n the relationships between QoS and software adaptability at the architectural level</text:p>
          </table:table-cell>
          <table:table-cell office:value-type="string" calcext:value-type="string">
            <text:p>Perez-Palacin, Diego; Mirandola, Raffaela; Merseguer, José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, Stephan; Cheng, Chih-Hong; Bouwers, Eric</text:p>
          </table:table-cell>
          <table:table-cell office:value-type="string" calcext:value-type="string">
            <text:p>Proceedings of the WICSA 2014 Companion Volum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Dugerdil P., Niculescu M.</text:p>
          </table:table-cell>
          <table:table-cell office:value-type="string" calcext:value-type="string">
            <text:p>Proceedings of the Australian Software Engineering Conference, ASWE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mputing attributes of software architectures a static method and its validation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5 International Conference on Evaluation of Novel Approaches to Software Engineering (ENA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trics for Verification and Validation of Architecture in Powertrain Software Development</text:p>
          </table:table-cell>
          <table:table-cell office:value-type="string" calcext:value-type="string">
            <text:p>Venkitachalam, Hariharan; Richenhagen, Johannes; Schlosser, Axel; Tasky, Thomas</text:p>
          </table:table-cell>
          <table:table-cell office:value-type="string" calcext:value-type="string">
            <text:p>Proceedings of the First International Workshop on Automotive Software Architectu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ftware Architecture Modeling and Evaluation Based on Stochastic Activity Networks</text:p>
          </table:table-cell>
          <table:table-cell table:number-columns-repeated="2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 empirical evaluation model for software architecture maintainability for object oriented design</text:p>
          </table:table-cell>
          <table:table-cell office:value-type="string" calcext:value-type="string">
            <text:p>Dayanandan U., Vivekanandan K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 S., Vishnyakov A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oupling level: A new metric for architectural maintenance complexity</text:p>
          </table:table-cell>
          <table:table-cell office:value-type="string" calcext:value-type="string">
            <text:p>Mo R., Cai Y., Kazman R., Xiao L., Feng Q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alysing and modelling runtime architectural stability for self-adaptive software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continuous evaluation of AUTOSAR software architecture for complex powertrain systems</text:p>
          </table:table-cell>
          <table:table-cell office:value-type="string" calcext:value-type="string">
            <text:p>Venkitachalam H., Powale K., Granrath C., Richenhagen J.</text:p>
          </table:table-cell>
          <table:table-cell office:value-type="string" calcext:value-type="string">
            <text:p>Lecture Notes in Informatics (LNI), Proceedings - Series of the Gesellschaft fur Informatik (G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M. Vimaladevi; G. Zayaraz</text:p>
          </table:table-cell>
          <table:table-cell office:value-type="string" calcext:value-type="string">
            <text:p>2017 International Conference on Communication and Signal Processing (ICCSP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xtending software architecture views with an energy consumption perspective</text:p>
          </table:table-cell>
          <table:table-cell office:value-type="string" calcext:value-type="string">
            <text:p>Jagroep, Erik; van der Werf, Jan Martijn; Brinkkemper, Sjaak; Blom, Leen; van Vliet, Rob</text:p>
          </table:table-cell>
          <table:table-cell office:value-type="string" calcext:value-type="string">
            <text:p>Comput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Hierarchical Criterion Approach for Architecture Structure Selection of Transportation Software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Policy enforcement upon software based on microservice architecture</text:p>
          </table:table-cell>
          <table:table-cell office:value-type="string" calcext:value-type="string">
            <text:p>T. Asik; Y. E. Selcuk</text:p>
          </table:table-cell>
          <table:table-cell office:value-type="string" calcext:value-type="string">
            <text:p>2017 IEEE 15th International Conference on Software Engineering Research, Management and Applications (SER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fuzzy analytical hierarchy process (FAHP) based software quality assessment model: Maintainability analysis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International Journal of Intelligent Engineering and System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method for dependability evaluation of software architectures</text:p>
          </table:table-cell>
          <table:table-cell office:value-type="string" calcext:value-type="string">
            <text:p>Sedaghatbaf A., Abdollahi Azgomi M.</text:p>
          </table:table-cell>
          <table:table-cell office:value-type="string" calcext:value-type="string">
            <text:p>Comput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xperiences Applying Automated Architecture Analysis Tool Suites</text:p>
          </table:table-cell>
          <table:table-cell office:value-type="string" calcext:value-type="string">
            <text:p>Mo, Ran; Snipes, Will; Cai, Yuanfang; Ramaswamy, Srini; Kazman, Rick; Naedele, Martin</text:p>
          </table:table-cell>
          <table:table-cell office:value-type="string" calcext:value-type="string">
            <text:p>Proceedings of the 33rd ACM/IEEE International Conference on Automated Softwar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oftware Architectural Quality Assessment Model for Security Analysis Using Fuzzy Analytical Hierarchy Process (FAHP) Method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3D Research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Wang T., Li B.</text:p>
          </table:table-cell>
          <table:table-cell office:value-type="string" calcext:value-type="string">
            <text:p>Proceedings - 19th IEEE International Conference on Software Quality, Reliability and Security, QRS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etrics Driven Architectural Analysis using Dependency Graphs for C Language Projects</text:p>
          </table:table-cell>
          <table:table-cell office:value-type="string" calcext:value-type="string">
            <text:p>D. Tiwari; H. Washizaki; Y. Fukazawa; T. Fukuoka; J. Tamaki; N. Hosotani; M. Kohama</text:p>
          </table:table-cell>
          <table:table-cell office:value-type="string" calcext:value-type="string">
            <text:p>2019 IEEE 43rd Annual Computer Software and Applications Conference (COMPSA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fuzzy-AHP-based approach to select software architecture based on quality attributes (FASSA)</text:p>
          </table:table-cell>
          <table:table-cell office:value-type="string" calcext:value-type="string">
            <text:p>Moaven S., Habibi J.</text:p>
          </table:table-cell>
          <table:table-cell office:value-type="string" calcext:value-type="string">
            <text:p>Knowledge and Information System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owards metrics for analyzing system architectures modeled with EAST-ADL</text:p>
          </table:table-cell>
          <table:table-cell office:value-type="string" calcext:value-type="string">
            <text:p>Etzel C., Hofhammer F., Bauer B.</text:p>
          </table:table-cell>
          <table:table-cell office:value-type="string" calcext:value-type="string">
            <text:p>MODELSWARD 2020 - Proceedings of the 8th International Conference on Model-Driven Engineering and Software Development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method for monitoring the coupling evolution of microservice-based architectures</text:p>
          </table:table-cell>
          <table:table-cell office:value-type="string" calcext:value-type="string">
            <text:p>Apolinário, Daniel RF and de França, Breno BN</text:p>
          </table:table-cell>
          <table:table-cell office:value-type="string" calcext:value-type="string">
            <text:p>Journal of the Brazilian Computer Society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S-QuAAF: A generic evaluation framework for monitoring software architecture quality</text:p>
          </table:table-cell>
          <table:table-cell office:value-type="string" calcext:value-type="string">
            <text:p>Kadri, Salim and Aouag, Sofiane and Hedjazi, Djalal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  <table:database-ranges>
        <table:database-range table:name="__Anonymous_Sheet_DB__0" table:target-range-address="Final_list.A2:Final_list.AMJ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5" style:family="table-cell" style:parent-style-name="Default">
      <style:table-cell-properties fo:background-color="#ffc7ce"/>
      <style:text-properties fo:color="#9c0006"/>
    </style:style>
    <style:style style:name="cf6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02:17:11.160441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7T00:30:15.346380186</meta:creation-date>
    <meta:generator>LibreOffice/6.0.7.3$Linux_X86_64 LibreOffice_project/00m0$Build-3</meta:generator>
    <dc:date>2022-11-07T02:17:35.066632349</dc:date>
    <meta:editing-duration>PT1H40M48S</meta:editing-duration>
    <meta:editing-cycles>20</meta:editing-cycles>
    <meta:document-statistic meta:table-count="1" meta:cell-count="134" meta:object-count="0"/>
  </office:meta>
</office:document-meta>
</file>